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2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svg:stroke-width="0.04cm" svg:stroke-color="#c5000b" draw:marker-start-width="0.26cm" draw:marker-end-width="0.26cm" draw:fill="none" draw:textarea-vertical-align="middle" draw:auto-grow-height="false" fo:min-height="0.749cm" fo:min-width="0.499cm" fo:padding-top="0.145cm" fo:padding-bottom="0.145cm" fo:padding-left="0.27cm" fo:padding-right="0.27cm"/>
    </style:style>
    <style:style style:name="gr4" style:family="graphic" style:parent-style-name="objectwithoutfill">
      <style:graphic-properties svg:stroke-color="#ff66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cm" svg:height="1.5cm" svg:x="1.4cm" svg:y="1.4cm">
          <text:p text:style-name="P1"><text:span text:style-name="T1">MyClass() : this(“Damian” 30);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1.5cm" svg:x="1.4cm" svg:y="3.9cm">
          <text:p text:style-name="P1"><text:span text:style-name="T1">MyClass(string Name, int age);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cm" svg:height="3.6cm" draw:transform="rotate (-1.5707963267949) translate (8.3cm 2.5cm)">
          <text:p/>
          <draw:enhanced-geometry svg:viewBox="0 0 21600 21600" draw:glue-points="0 0 0 21600 21600 10800" draw:text-areas="0 ?f9 7800 ?f10" draw:type="right-brace" draw:modifiers="1800 10976.950846986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" draw:text-style-name="P2" draw:layer="layout" svg:x1="6.5cm" svg:y1="3.1cm" svg:x2="5.1cm" svg:y2="3.9cm">
          <text:p/>
        </draw:line>
        <draw:frame draw:style-name="gr5" draw:text-style-name="P3" draw:layer="layout" svg:width="1.848cm" svg:height="0.763cm" svg:x="5.8cm" svg:y="3.2cm">
          <draw:text-box>
            <text:p><text:span text:style-name="T1">Invok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9T11:42:48</meta:creation-date>
    <dc:date>2014-01-19T11:48:01</dc:date>
    <meta:editing-duration>P0D</meta:editing-duration>
    <meta:editing-cycles>1</meta:editing-cycles>
    <meta:document-statistic meta:object-count="5"/>
    <meta:generator>LibreOffice/4.0.2.2$Linux_X86_64 LibreOffice_project/400m0$Build-2</meta:generator>
  </office:meta>
</office:document-meta>
</file>